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4c61"/>
    </style:style>
    <style:style style:name="T1" style:family="text">
      <style:text-properties officeooo:rsid="0007b39d"/>
    </style:style>
    <style:style style:name="T2" style:family="text">
      <style:text-properties officeooo:rsid="000a4c61"/>
    </style:style>
    <style:style style:name="T3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officeooo:rsid="000c1d18"/>
    </style:style>
    <style:style style:name="T5" style:family="text">
      <style:text-properties officeooo:rsid="001296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CUDA_VISIBLE_DEVICES=0 python demo.py --cuda --checkepoch=<text:span text:style-name="T4">8</text:span> --checkpoint=<text:span text:style-name="T4">132028</text:span></text:p>
      <text:p text:style-name="P1"/>
      <text:p text:style-name="P1"/>
      <text:p text:style-name="P1">CUDA_VISIBLE_DEVICES=0 python demo_<text:span text:style-name="T2">multi_folder</text:span>.py --cuda --checkepoch=<text:span text:style-name="T1">8 </text:span><text:span text:style-name="T3">--</text:span>checkpoint=<text:span text:style-name="T1">132028 </text:span><text:span text:style-name="T3">--</text:span><text:span text:style-name="T2">image_dir bili_</text:span><text:span text:style-name="T5">good</text:span><text:span text:style-name="T2">_img </text:span><text:span text:style-name="T3">--</text:span><text:span text:style-name="T2">save_dir bili_</text:span><text:span text:style-name="T5">god</text:span></text:p>
      <text:p text:style-name="Standard"/>
      <text:p text:style-name="Standard"/>
      <text:p text:style-name="Standard"/>
      <text:p text:style-name="Standard">total hand count is : </text:p>
      <text:p text:style-name="Standard">average confidence score is : 0.67659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09:08:36.149130071</meta:creation-date>
    <meta:generator>LibreOffice/7.3.7.2$Linux_X86_64 LibreOffice_project/30$Build-2</meta:generator>
    <dc:date>2024-11-06T22:25:15.899264686</dc:date>
    <meta:editing-duration>PT4H55M43S</meta:editing-duration>
    <meta:editing-cycles>5</meta:editing-cycles>
    <meta:document-statistic meta:table-count="0" meta:image-count="0" meta:object-count="0" meta:page-count="1" meta:paragraph-count="4" meta:word-count="35" meta:character-count="278" meta:non-whitespace-character-count="254"/>
  </office:meta>
</office:document-meta>
</file>